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183cm"/>
    </style:style>
    <style:style style:name="co2" style:family="table-column">
      <style:table-column-properties fo:break-before="auto" style:column-width="10.578cm"/>
    </style:style>
    <style:style style:name="co3" style:family="table-column">
      <style:table-column-properties fo:break-before="auto" style:column-width="4.099cm"/>
    </style:style>
    <style:style style:name="co4" style:family="table-column">
      <style:table-column-properties fo:break-before="auto" style:column-width="12.21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>
      <style:text-properties fo:color="#000000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/>
  </office:automatic-styles>
  <office:body>
    <office:spreadsheet>
      <table:table table:name="Feuille6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Description du jeu</text:p>
          </table:table-cell>
          <table:table-cell table:number-columns-repeated="3"/>
          <table:table-cell table:formula="of:=IF(LEN([.A1])&gt;0;CONCATENATE(&quot;|&quot;;[.A1];&quot;|&quot;;[.B1];&quot;|&quot;;[.C1];&quot;|&quot;);&quot;&quot;)" office:value-type="string" office:string-value="|Description du jeu|||" calcext:value-type="string">
            <text:p>|Description du jeu|||</text:p>
          </table:table-cell>
        </table:table-row>
        <table:table-row table:style-name="ro1">
          <table:table-cell table:style-name="Default" office:value-type="string" calcext:value-type="string">
            <text:p>Editeur</text:p>
          </table:table-cell>
          <table:table-cell office:value-type="string" calcext:value-type="string">
            <text:p>De Gruyter</text:p>
          </table:table-cell>
          <table:table-cell table:number-columns-repeated="2"/>
          <table:table-cell table:formula="of:=IF(LEN([.A2])&gt;0;CONCATENATE(&quot;|&quot;;[.A2];&quot;|&quot;;[.B2];&quot;|&quot;;[.C2];&quot;|&quot;);&quot;&quot;)" office:value-type="string" office:string-value="|Editeur|De Gruyter||" calcext:value-type="string">
            <text:p>|Editeur|De Gruyter||</text:p>
          </table:table-cell>
        </table:table-row>
        <table:table-row table:style-name="ro1">
          <table:table-cell table:style-name="Default" office:value-type="string" calcext:value-type="string">
            <text:p>Remarque</text:p>
          </table:table-cell>
          <table:table-cell office:value-type="string" calcext:value-type="string">
            <text:p>Echantillion pour 237 journaux en anglais</text:p>
          </table:table-cell>
          <table:table-cell table:number-columns-repeated="2"/>
          <table:table-cell table:formula="of:=IF(LEN([.A3])&gt;0;CONCATENATE(&quot;|&quot;;[.A3];&quot;|&quot;;[.B3];&quot;|&quot;;[.C3];&quot;|&quot;);&quot;&quot;)" office:value-type="string" office:string-value="|Remarque|Echantillion pour 237 journaux en anglais||" calcext:value-type="string">
            <text:p>|Remarque|Echantillion pour 237 journaux en anglais||</text:p>
          </table:table-cell>
        </table:table-row>
        <table:table-row table:style-name="ro1">
          <table:table-cell table:style-name="Default" office:value-type="string" calcext:value-type="string">
            <text:p>Date de réception du jeu de données</text:p>
          </table:table-cell>
          <table:table-cell table:style-name="ce3" office:value-type="date" office:date-value="2016-01-12" calcext:value-type="date">
            <text:p>12.01.16</text:p>
          </table:table-cell>
          <table:table-cell table:number-columns-repeated="2"/>
          <table:table-cell table:formula="of:=IF(LEN([.A4])&gt;0;CONCATENATE(&quot;|&quot;;[.A4];&quot;|&quot;;[.B4];&quot;|&quot;;[.C4];&quot;|&quot;);&quot;&quot;)" office:value-type="string" office:string-value="|Date de réception du jeu de données|42381||" calcext:value-type="string">
            <text:p>|Date de réception du jeu de données|42381||</text:p>
          </table:table-cell>
        </table:table-row>
        <table:table-row table:style-name="ro1">
          <table:table-cell table:style-name="Default" office:value-type="string" calcext:value-type="string">
            <text:p>Date d'analyse</text:p>
          </table:table-cell>
          <table:table-cell table:style-name="ce3" office:value-type="date" office:date-value="2016-01-15" calcext:value-type="date">
            <text:p>15.01.16</text:p>
          </table:table-cell>
          <table:table-cell table:number-columns-repeated="2"/>
          <table:table-cell table:formula="of:=IF(LEN([.A5])&gt;0;CONCATENATE(&quot;|&quot;;[.A5];&quot;|&quot;;[.B5];&quot;|&quot;;[.C5];&quot;|&quot;);&quot;&quot;)" office:value-type="string" office:string-value="|Date d'analyse|42384||" calcext:value-type="string">
            <text:p>|Date d'analyse|42384||</text:p>
          </table:table-cell>
        </table:table-row>
        <table:table-row table:style-name="ro1">
          <table:table-cell table:style-name="Default" office:value-type="string" calcext:value-type="string">
            <text:p>Nombre de documents (article)</text:p>
          </table:table-cell>
          <table:table-cell office:value-type="float" office:value="824000" calcext:value-type="float">
            <text:p>824000</text:p>
          </table:table-cell>
          <table:table-cell table:number-columns-repeated="2"/>
          <table:table-cell table:formula="of:=IF(LEN([.A6])&gt;0;CONCATENATE(&quot;|&quot;;[.A6];&quot;|&quot;;[.B6];&quot;|&quot;;[.C6];&quot;|&quot;);&quot;&quot;)" office:value-type="string" office:string-value="|Nombre de documents (article)|824000||" calcext:value-type="string">
            <text:p>|Nombre de documents (article)|824000||</text:p>
          </table:table-cell>
        </table:table-row>
        <table:table-row table:style-name="ro1">
          <table:table-cell table:style-name="Default" office:value-type="string" calcext:value-type="string">
            <text:p>Type de récupération (OAI, FTP, autre)</text:p>
          </table:table-cell>
          <table:table-cell office:value-type="string" calcext:value-type="string">
            <text:p>OAI</text:p>
          </table:table-cell>
          <table:table-cell table:number-columns-repeated="2"/>
          <table:table-cell table:formula="of:=IF(LEN([.A7])&gt;0;CONCATENATE(&quot;|&quot;;[.A7];&quot;|&quot;;[.B7];&quot;|&quot;;[.C7];&quot;|&quot;);&quot;&quot;)" office:value-type="string" office:string-value="|Type de récupération (OAI, FTP, autre)|OAI||" calcext:value-type="string">
            <text:p>|Type de récupération (OAI, FTP, autre)|OAI||</text:p>
          </table:table-cell>
        </table:table-row>
        <table:table-row table:style-name="ro1">
          <table:table-cell table:style-name="Default"/>
          <table:table-cell table:number-columns-repeated="3"/>
          <table:table-cell table:formula="of:=IF(LEN([.A8])&gt;0;CONCATENATE(&quot;|&quot;;[.A8];&quot;|&quot;;[.B8];&quot;|&quot;;[.C8];&quot;|&quot;);&quot;&quot;)">
            <text:p/>
          </table:table-cell>
        </table:table-row>
        <table:table-row table:style-name="ro1">
          <table:table-cell table:style-name="Default" office:value-type="string" calcext:value-type="string">
            <text:p>XML bien formés</text:p>
          </table:table-cell>
          <table:table-cell office:value-type="string" calcext:value-type="string">
            <text:p>Nombre de documents</text:p>
          </table:table-cell>
          <table:table-cell office:value-type="string" calcext:value-type="string">
            <text:p>Pourcentage</text:p>
          </table:table-cell>
          <table:table-cell/>
          <table:table-cell table:formula="of:=IF(LEN([.A9])&gt;0;CONCATENATE(&quot;|&quot;;[.A9];&quot;|&quot;;[.B9];&quot;|&quot;;[.C9];&quot;|&quot;);&quot;&quot;)" office:value-type="string" office:string-value="|XML bien formés|Nombre de documents|Pourcentage|" calcext:value-type="string">
            <text:p>|XML bien formés|Nombre de documents|Pourcentage|</text:p>
          </table:table-cell>
        </table:table-row>
        <table:table-row table:style-name="ro1">
          <table:table-cell table:style-name="Default" office:value-type="string" calcext:value-type="string">
            <text:p>Nombre de fichier XML bien formés</text:p>
          </table:table-cell>
          <table:table-cell table:formula="of:=[.B6]-[.B11]" office:value-type="float" office:value="735000" calcext:value-type="float">
            <text:p>735000</text:p>
          </table:table-cell>
          <table:table-cell table:style-name="ce5" table:formula="of:=[.B10]/SUM([.B10:.B11])" office:value-type="percentage" office:value="0.891990291262136" calcext:value-type="percentage">
            <text:p>89%</text:p>
          </table:table-cell>
          <table:table-cell/>
          <table:table-cell table:formula="of:=IF(LEN([.A10])&gt;0;CONCATENATE(&quot;|&quot;;[.A10];&quot;|&quot;;[.B10];&quot;|&quot;;[.C10];&quot;|&quot;);&quot;&quot;)" office:value-type="string" office:string-value="|Nombre de fichier XML bien formés|735000|0.891990291262136|" calcext:value-type="string">
            <text:p>|Nombre de fichier XML bien formés|735000|0.891990291262136|</text:p>
          </table:table-cell>
        </table:table-row>
        <table:table-row table:style-name="ro1">
          <table:table-cell table:style-name="Default" office:value-type="string" calcext:value-type="string">
            <text:p>Nombre de fichier XML mal formés</text:p>
          </table:table-cell>
          <table:table-cell office:value-type="float" office:value="89000" calcext:value-type="float">
            <text:p>89000</text:p>
          </table:table-cell>
          <table:table-cell table:style-name="ce5" table:formula="of:=[.B11]/SUM([.B10:.B11])" office:value-type="percentage" office:value="0.108009708737864" calcext:value-type="percentage">
            <text:p>11%</text:p>
          </table:table-cell>
          <table:table-cell/>
          <table:table-cell table:formula="of:=IF(LEN([.A11])&gt;0;CONCATENATE(&quot;|&quot;;[.A11];&quot;|&quot;;[.B11];&quot;|&quot;;[.C11];&quot;|&quot;);&quot;&quot;)" office:value-type="string" office:string-value="|Nombre de fichier XML mal formés|89000|0.108009708737864|" calcext:value-type="string">
            <text:p>|Nombre de fichier XML mal formés|89000|0.108009708737864|</text:p>
          </table:table-cell>
        </table:table-row>
        <table:table-row table:style-name="ro1">
          <table:table-cell table:style-name="Default" office:value-type="string" calcext:value-type="string">
            <text:p>Exemples d'erreurs</text:p>
          </table:table-cell>
          <table:table-cell table:number-columns-repeated="3"/>
          <table:table-cell table:formula="of:=IF(LEN([.A12])&gt;0;CONCATENATE(&quot;|&quot;;[.A12];&quot;|&quot;;[.B12];&quot;|&quot;;[.C12];&quot;|&quot;);&quot;&quot;)" office:value-type="string" office:string-value="|Exemples d'erreurs|||" calcext:value-type="string">
            <text:p>|Exemples d'erreurs|||</text:p>
          </table:table-cell>
        </table:table-row>
        <table:table-row table:style-name="ro1">
          <table:table-cell table:style-name="Default"/>
          <table:table-cell table:number-columns-repeated="3"/>
          <table:table-cell table:formula="of:=IF(LEN([.A13])&gt;0;CONCATENATE(&quot;|&quot;;[.A13];&quot;|&quot;;[.B13];&quot;|&quot;;[.C13];&quot;|&quot;);&quot;&quot;)">
            <text:p/>
          </table:table-cell>
        </table:table-row>
        <table:table-row table:style-name="ro1">
          <table:table-cell office:value-type="string" calcext:value-type="string">
            <text:p>Encodage</text:p>
          </table:table-cell>
          <table:table-cell office:value-type="string" calcext:value-type="string">
            <text:p>Nombre de documents</text:p>
          </table:table-cell>
          <table:table-cell office:value-type="string" calcext:value-type="string">
            <text:p>Pourcentage</text:p>
          </table:table-cell>
          <table:table-cell/>
          <table:table-cell table:formula="of:=IF(LEN([.A14])&gt;0;CONCATENATE(&quot;|&quot;;[.A14];&quot;|&quot;;[.B14];&quot;|&quot;;[.C14];&quot;|&quot;);&quot;&quot;)" office:value-type="string" office:string-value="|Encodage|Nombre de documents|Pourcentage|" calcext:value-type="string">
            <text:p>|Encodage|Nombre de documents|Pourcentage|</text:p>
          </table:table-cell>
        </table:table-row>
        <table:table-row table:style-name="ro1">
          <table:table-cell office:value-type="string" calcext:value-type="string">
            <text:p>UTF-8</text:p>
          </table:table-cell>
          <table:table-cell table:formula="of:=[.B6]-[.B16]" office:value-type="float" office:value="687000" calcext:value-type="float">
            <text:p>687000</text:p>
          </table:table-cell>
          <table:table-cell table:style-name="ce5" table:formula="of:=[.B15]/SUM([.B15:.B16])" office:value-type="percentage" office:value="0.83373786407767" calcext:value-type="percentage">
            <text:p>83%</text:p>
          </table:table-cell>
          <table:table-cell/>
          <table:table-cell table:formula="of:=IF(LEN([.A15])&gt;0;CONCATENATE(&quot;|&quot;;[.A15];&quot;|&quot;;[.B15];&quot;|&quot;;[.C15];&quot;|&quot;);&quot;&quot;)" office:value-type="string" office:string-value="|UTF-8|687000|0.83373786407767|" calcext:value-type="string">
            <text:p>|UTF-8|687000|0.83373786407767|</text:p>
          </table:table-cell>
        </table:table-row>
        <table:table-row table:style-name="ro1">
          <table:table-cell table:style-name="ce2" office:value-type="string" calcext:value-type="string">
            <text:p>US-ASCII</text:p>
          </table:table-cell>
          <table:table-cell office:value-type="float" office:value="137000" calcext:value-type="float">
            <text:p>137000</text:p>
          </table:table-cell>
          <table:table-cell table:style-name="ce5" table:formula="of:=[.B16]/SUM([.B15:.B16])" office:value-type="percentage" office:value="0.16626213592233" calcext:value-type="percentage">
            <text:p>17%</text:p>
          </table:table-cell>
          <table:table-cell/>
          <table:table-cell table:formula="of:=IF(LEN([.A16])&gt;0;CONCATENATE(&quot;|&quot;;[.A16];&quot;|&quot;;[.B16];&quot;|&quot;;[.C16];&quot;|&quot;);&quot;&quot;)" office:value-type="string" office:string-value="|US-ASCII|137000|0.16626213592233|" calcext:value-type="string">
            <text:p>|US-ASCII|137000|0.16626213592233|</text:p>
          </table:table-cell>
        </table:table-row>
        <table:table-row table:style-name="ro1">
          <table:table-cell table:number-columns-repeated="4"/>
          <table:table-cell table:formula="of:=IF(LEN([.A17])&gt;0;CONCATENATE(&quot;|&quot;;[.A17];&quot;|&quot;;[.B17];&quot;|&quot;;[.C17];&quot;|&quot;);&quot;&quot;)">
            <text:p/>
          </table:table-cell>
        </table:table-row>
        <table:table-row table:style-name="ro1">
          <table:table-cell office:value-type="string" calcext:value-type="string">
            <text:p>DTD</text:p>
          </table:table-cell>
          <table:table-cell table:number-columns-repeated="3"/>
          <table:table-cell table:formula="of:=IF(LEN([.A18])&gt;0;CONCATENATE(&quot;|&quot;;[.A18];&quot;|&quot;;[.B18];&quot;|&quot;;[.C18];&quot;|&quot;);&quot;&quot;)" office:value-type="string" office:string-value="|DTD|||" calcext:value-type="string">
            <text:p>|DTD|||</text:p>
          </table:table-cell>
        </table:table-row>
        <table:table-row table:style-name="ro2">
          <table:table-cell office:value-type="string" calcext:value-type="string">
            <text:p>-//NLM//DTD JATS (Z39.96) Journal Publishing DTD with OASIS Tables v1.0 20120330//EN</text:p>
          </table:table-cell>
          <table:table-cell office:value-type="float" office:value="107000" calcext:value-type="float">
            <text:p>107000</text:p>
          </table:table-cell>
          <table:table-cell table:style-name="ce5" table:formula="of:=[.B19]/[.$B$6]" office:value-type="percentage" office:value="0.129854368932039" calcext:value-type="percentage">
            <text:p>13%</text:p>
          </table:table-cell>
          <table:table-cell/>
          <table:table-cell table:formula="of:=IF(LEN([.A19])&gt;0;CONCATENATE(&quot;|&quot;;[.A19];&quot;|&quot;;[.B19];&quot;|&quot;;[.C19];&quot;|&quot;);&quot;&quot;)" office:value-type="string" office:string-value="|-//NLM//DTD JATS (Z39.96) Journal Publishing DTD with OASIS Tables v1.0 20120330//EN|107000|0.129854368932039|" calcext:value-type="string">
            <text:p>|-//NLM//DTD JATS (Z39.96) Journal Publishing DTD with OASIS Tables v1.0 20120330//EN|107000|0.129854368932039|</text:p>
          </table:table-cell>
        </table:table-row>
        <table:table-row table:style-name="ro1">
          <table:table-cell office:value-type="string" calcext:value-type="string">
            <text:p>//NLM//DTD Journal Publishing DTD v2.3 20070202//EN</text:p>
          </table:table-cell>
          <table:table-cell office:value-type="float" office:value="52000" calcext:value-type="float">
            <text:p>52000</text:p>
          </table:table-cell>
          <table:table-cell table:style-name="ce5" table:formula="of:=[.B20]/[.$B$6]" office:value-type="percentage" office:value="0.0631067961165049" calcext:value-type="percentage">
            <text:p>6%</text:p>
          </table:table-cell>
          <table:table-cell/>
          <table:table-cell table:formula="of:=IF(LEN([.A20])&gt;0;CONCATENATE(&quot;|&quot;;[.A20];&quot;|&quot;;[.B20];&quot;|&quot;;[.C20];&quot;|&quot;);&quot;&quot;)" office:value-type="string" office:string-value="|//NLM//DTD Journal Publishing DTD v2.3 20070202//EN|52000|0.0631067961165049|" calcext:value-type="string">
            <text:p>|//NLM//DTD Journal Publishing DTD v2.3 20070202//EN|52000|0.0631067961165049|</text:p>
          </table:table-cell>
        </table:table-row>
        <table:table-row table:style-name="ro1">
          <table:table-cell office:value-type="string" calcext:value-type="string">
            <text:p>-//Springer-Verlag//DTD A++ V2.4//EN</text:p>
          </table:table-cell>
          <table:table-cell table:formula="of:=[.B6]-[.B19]-[.B20]" office:value-type="float" office:value="665000" calcext:value-type="float">
            <text:p>665000</text:p>
          </table:table-cell>
          <table:table-cell table:style-name="ce5" table:formula="of:=[.B21]/[.$B$6]" office:value-type="percentage" office:value="0.807038834951456" calcext:value-type="percentage">
            <text:p>81%</text:p>
          </table:table-cell>
          <table:table-cell/>
          <table:table-cell table:formula="of:=IF(LEN([.A21])&gt;0;CONCATENATE(&quot;|&quot;;[.A21];&quot;|&quot;;[.B21];&quot;|&quot;;[.C21];&quot;|&quot;);&quot;&quot;)" office:value-type="string" office:string-value="|-//Springer-Verlag//DTD A++ V2.4//EN|665000|0.807038834951456|" calcext:value-type="string">
            <text:p>|-//Springer-Verlag//DTD A++ V2.4//EN|665000|0.807038834951456|</text:p>
          </table:table-cell>
        </table:table-row>
        <table:table-row table:style-name="ro1">
          <table:table-cell table:number-columns-repeated="4"/>
          <table:table-cell table:formula="of:=IF(LEN([.A22])&gt;0;CONCATENATE(&quot;|&quot;;[.A22];&quot;|&quot;;[.B22];&quot;|&quot;;[.C22];&quot;|&quot;);&quot;&quot;)">
            <text:p/>
          </table:table-cell>
        </table:table-row>
        <table:table-row table:style-name="ro1">
          <table:table-cell table:number-columns-repeated="4"/>
          <table:table-cell table:formula="of:=IF(LEN([.A23])&gt;0;CONCATENATE(&quot;|&quot;;[.A23];&quot;|&quot;;[.B23];&quot;|&quot;;[.C23];&quot;|&quot;);&quot;&quot;)">
            <text:p/>
          </table:table-cell>
        </table:table-row>
        <table:table-row table:style-name="ro1">
          <table:table-cell office:value-type="string" calcext:value-type="string">
            <text:p>Vérification Caractères spéciaux</text:p>
          </table:table-cell>
          <table:table-cell table:number-columns-repeated="3"/>
          <table:table-cell table:formula="of:=IF(LEN([.A24])&gt;0;CONCATENATE(&quot;|&quot;;[.A24];&quot;|&quot;;[.B24];&quot;|&quot;;[.C24];&quot;|&quot;);&quot;&quot;)" office:value-type="string" office:string-value="|Vérification Caractères spéciaux|||" calcext:value-type="string">
            <text:p>|Vérification Caractères spéciaux|||</text:p>
          </table:table-cell>
        </table:table-row>
        <table:table-row table:style-name="ro1">
          <table:table-cell table:style-name="Default" office:value-type="string" calcext:value-type="string">
            <text:p>Exemple d'un auteur avec é</text:p>
          </table:table-cell>
          <table:table-cell office:value-type="string" calcext:value-type="string">
            <text:p>Théodore de Bèze</text:p>
          </table:table-cell>
          <table:table-cell table:number-columns-repeated="2"/>
          <table:table-cell table:formula="of:=IF(LEN([.A25])&gt;0;CONCATENATE(&quot;|&quot;;[.A25];&quot;|&quot;;[.B25];&quot;|&quot;;[.C25];&quot;|&quot;);&quot;&quot;)" office:value-type="string" office:string-value="|Exemple d'un auteur avec é|Théodore de Bèze||" calcext:value-type="string">
            <text:p>|Exemple d'un auteur avec é|Théodore de Bèze||</text:p>
          </table:table-cell>
        </table:table-row>
        <table:table-row table:style-name="ro1">
          <table:table-cell table:style-name="Default" office:value-type="string" calcext:value-type="string">
            <text:p>Exemple d'un auteur avec ş</text:p>
          </table:table-cell>
          <table:table-cell office:value-type="string" calcext:value-type="string">
            <text:p>Yaşar Kemal</text:p>
          </table:table-cell>
          <table:table-cell table:number-columns-repeated="2"/>
          <table:table-cell table:formula="of:=IF(LEN([.A26])&gt;0;CONCATENATE(&quot;|&quot;;[.A26];&quot;|&quot;;[.B26];&quot;|&quot;;[.C26];&quot;|&quot;);&quot;&quot;)" office:value-type="string" office:string-value="|Exemple d'un auteur avec ş|Yaşar Kemal||" calcext:value-type="string">
            <text:p>|Exemple d'un auteur avec ş|Yaşar Kemal||</text:p>
          </table:table-cell>
        </table:table-row>
        <table:table-row table:style-name="ro1">
          <table:table-cell table:style-name="Default" office:value-type="string" calcext:value-type="string">
            <text:p>Exemple d'un auteur avec č</text:p>
          </table:table-cell>
          <table:table-cell office:value-type="string" calcext:value-type="string">
            <text:p>Julius Fučík</text:p>
          </table:table-cell>
          <table:table-cell table:number-columns-repeated="2"/>
          <table:table-cell table:formula="of:=IF(LEN([.A27])&gt;0;CONCATENATE(&quot;|&quot;;[.A27];&quot;|&quot;;[.B27];&quot;|&quot;;[.C27];&quot;|&quot;);&quot;&quot;)" office:value-type="string" office:string-value="|Exemple d'un auteur avec č|Julius Fučík||" calcext:value-type="string">
            <text:p>|Exemple d'un auteur avec č|Julius Fučík||</text:p>
          </table:table-cell>
        </table:table-row>
        <table:table-row table:style-name="ro3">
          <table:table-cell table:style-name="Default" office:value-type="string" calcext:value-type="string">
            <text:p>Exemple de formule mathématique</text:p>
          </table:table-cell>
          <table:table-cell table:style-name="ce4" office:value-type="string" calcext:value-type="string">
            <text:p><text:s/>∂F t</text:p>
          </table:table-cell>
          <table:table-cell table:number-columns-repeated="2"/>
          <table:table-cell table:formula="of:=IF(LEN([.A28])&gt;0;CONCATENATE(&quot;|&quot;;[.A28];&quot;|&quot;;[.B28];&quot;|&quot;;[.C28];&quot;|&quot;);&quot;&quot;)" office:value-type="string" office:string-value="|Exemple de formule mathématique| ∂F t||" calcext:value-type="string">
            <text:p>|Exemple de formule mathématique| ∂F t||</text:p>
          </table:table-cell>
        </table:table-row>
        <table:table-row table:style-name="ro4">
          <table:table-cell table:style-name="Default" office:value-type="string" calcext:value-type="string">
            <text:p>Exemple de formule mathématique (MathML)</text:p>
          </table:table-cell>
          <table:table-cell table:style-name="ce2" office:value-type="string" calcext:value-type="string">
            <text:p>&amp;lt;mml:mi mathvariant="normal"&amp;gt;Γ&amp;lt;/mml:mi&amp;gt;</text:p>
          </table:table-cell>
          <table:table-cell table:number-columns-repeated="2"/>
          <table:table-cell table:formula="of:=IF(LEN([.A29])&gt;0;CONCATENATE(&quot;|&quot;;[.A29];&quot;|&quot;;[.B29];&quot;|&quot;;[.C29];&quot;|&quot;);&quot;&quot;)" office:value-type="string" office:string-value="|Exemple de formule mathématique (MathML)|&amp;lt;mml:mi mathvariant=&quot;normal&quot;&amp;gt;Γ&amp;lt;/mml:mi&amp;gt;||" calcext:value-type="string">
            <text:p>|Exemple de formule mathématique (MathML)|&amp;lt;mml:mi mathvariant="normal"&amp;gt;Γ&amp;lt;/mml:mi&amp;gt;||</text:p>
          </table:table-cell>
        </table:table-row>
        <table:table-row table:style-name="ro1" table:number-rows-repeated="3">
          <table:table-cell table:style-name="Default"/>
          <table:table-cell table:number-columns-repeated="4"/>
        </table:table-row>
        <table:table-row table:style-name="ro1" table:number-rows-repeated="1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>
        <table:named-range table:name="10" table:base-cell-address="" table:cell-range-address="$#REF!.$A$102"/>
        <table:named-range table:name="11" table:base-cell-address="" table:cell-range-address="$#REF!.$A$111"/>
        <table:named-range table:name="19" table:base-cell-address="" table:cell-range-address="$#REF!.$A$131"/>
        <table:named-range table:name="2" table:base-cell-address="" table:cell-range-address="$#REF!.$A$14"/>
        <table:named-range table:name="20" table:base-cell-address="" table:cell-range-address="$#REF!.$A$138"/>
        <table:named-range table:name="27" table:base-cell-address="" table:cell-range-address="$#REF!.$A$159"/>
        <table:named-range table:name="3" table:base-cell-address="" table:cell-range-address="$#REF!.$A$15"/>
        <table:named-range table:name="30" table:base-cell-address="" table:cell-range-address="$#REF!.$A$201"/>
        <table:named-range table:name="4" table:base-cell-address="" table:cell-range-address="$#REF!.$A$24"/>
        <table:named-range table:name="5" table:base-cell-address="" table:cell-range-address="$#REF!.$A$32"/>
        <table:named-range table:name="6" table:base-cell-address="" table:cell-range-address="$#REF!.$A$50"/>
        <table:named-range table:name="7" table:base-cell-address="" table:cell-range-address="$#REF!.$A$58"/>
        <table:named-range table:name="8" table:base-cell-address="" table:cell-range-address="$#REF!.$A$75"/>
        <table:named-range table:name="9" table:base-cell-address="" table:cell-range-address="$#REF!.$A$84"/>
        <table:named-range table:name="ETHZ" table:base-cell-address="" table:cell-range-address="$#REF!.$A$13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percentage-style style:name="N106">
      <number:number number:decimal-places="3" number:min-integer-digits="1"/>
      <number:text>%</number:text>
    </number:percentage-style>
    <number:percentage-style style:name="N107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.00.0000</text:date>, <text:time style:data-style-name="N2" text:time-value="10:52:31.9149943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onel Walter</meta:initial-creator>
    <meta:creation-date>2015-11-05T09:18:27.641135371</meta:creation-date>
    <dc:date>2015-12-07T12:36:59.517347324</dc:date>
    <dc:creator>Lionel Walter</dc:creator>
    <meta:editing-duration>PT3H50M56S</meta:editing-duration>
    <meta:editing-cycles>6</meta:editing-cycles>
    <meta:generator>LibreOffice/4.2.8.2$Linux_X86_64 LibreOffice_project/420m0$Build-2</meta:generator>
    <meta:document-statistic meta:table-count="1" meta:cell-count="82" meta:object-count="0"/>
  </office:meta>
</office:document-meta>
</file>